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in" fo:margin-bottom="0in" style:contextual-spacing="false" fo:line-height="138%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 style:list-style-name="L1">
      <style:paragraph-properties fo:margin-top="0in" fo:margin-bottom="0in" style:contextual-spacing="false" fo:line-height="138%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46328842" text:style-name="L1">
        <text:list-header>
          <text:p text:style-name="P1"><text:bookmark text:name="docs-internal-guid-1503360c-7fff-d585-1f39-d720803fa194"/>10 27 užduotys</text:p>
          <text:p text:style-name="P2"/>
        </text:list-header>
        <text:list-item>
          <text:p text:style-name="P2">Sukurkite funkciją kuri priimtų parametrą "name". Jos tikslas atspausdinti naršyklėje tekstą "Labas," ir šalia jo perduotą vardą. Pvz "Labas, Elena".</text:p>
        </text:list-item>
        <text:list-item>
          <text:p text:style-name="P3">Sukurkite funkciją  kuri priimtų vieną parametrą (tekstą) ir grąžintų atsakymą kiek simbolių yra tame tekste. Iš funkcijos gautą rezultatą atvaizduokite naršyklėje.</text:p>
        </text:list-item>
        <text:list-item>
          <text:p text:style-name="P3">Sukurkite funkciją kuri priimtų du parametrus "name" ir "last_name". Funkcija turi grąžinti vieną stringą, kuriame būtų vardas ir pavardė prasidedantys didžiosiomis raidėmis.</text:p>
        </text:list-item>
        <text:list-item>
          <text:p text:style-name="P3">Parašykite funkciją kuri sugeneruotų 3 random skaičius nuo 0 iki 5 ir atspausdintų konsolėje vienoje eilutėje atskirtus kableliais. Po paskutinio skaičiaus kablelio neturi būti.</text:p>
        </text:list-item>
        <text:list-item>
          <text:p text:style-name="P3">Parašykite funkciją kuri priimtų tris parametrus "from" ir "to" ir "limit". Patikrinkite ar šie perduodami parametrai yra skaičiai ir pagal juos sugeneruokite masyvą, kurio ilgį nusako "limit" parametras, o reikšmės from ir to nurodo atsitiktinį skaičių šiuose rėžiuose.</text:p>
        </text:list-item>
        <text:list-item>
          <text:p text:style-name="P3">Sukurkite funkciją kuri pakeltų paduotą skaičių n laipsniu, ir grąžintų reikšmę (perduodami du parametrai: skaičius ir laipsnis)</text:p>
        </text:list-item>
        <text:list-item>
          <text:p text:style-name="P3">Parašykite funkciją, kurios parametras būtų tekstas, kuris yra įterpiamas į h1 tagą. Rezultatą atvaizduokite naršyklėje.</text:p>
        </text:list-item>
        <text:list-item>
          <text:p text:style-name="P3">Parašykite funkciją su dviem parametrais. Pirmasis yra tekstas, įterpiamas į h tagą, o antrasis tago numeris (1-6). Rašydami šią funkciją remkitės antrame uždavinyje parašyta funkcija.</text:p>
        </text:list-item>
        <text:list-item>
          <text:p text:style-name="P4"><text:span text:style-name="T1">Aprašykite funkciją kuri priimtų vieną parametrą "number" bei patikrintų ar duotas skaičius yra pirminis. Atgal grąžinkite teigiamą arba neigiamą (boolean) atsakymą.<text:line-break/></text:span><text:a xlink:type="simple" xlink:href="https://lt.wikipedia.org/wiki/Pirminis_skaičius" text:style-name="Internet_20_link" text:visited-style-name="Visited_20_Internet_20_Link"><text:span text:style-name="T2">https://lt.wikipedia.org/wiki/Pirminis_skai%C4%8Dius</text:span></text:a></text:p>
        </text:list-item>
        <text:list-item>
          <text:p text:style-name="P3">Sugeneruokite 100 elementų masyvą kurio reikšmės atsitiktiniai skaičiai nuo 997 iki 15991. </text:p>
        </text:list-item>
        <text:list-item>
          <text:p text:style-name="P3">Pasinaudodami devintoje užduotyje aprašyta funkcija masyve palikite tik pirminius skaičius, kurie yra didesni nei 5000;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8:48:58.318534552</meta:creation-date>
    <dc:date>2023-10-29T18:50:05.899110690</dc:date>
    <meta:editing-duration>PT1M10S</meta:editing-duration>
    <meta:editing-cycles>1</meta:editing-cycles>
    <meta:document-statistic meta:table-count="0" meta:image-count="0" meta:object-count="0" meta:page-count="1" meta:paragraph-count="12" meta:word-count="245" meta:character-count="1832" meta:non-whitespace-character-count="1608"/>
    <meta:generator>LibreOffice/7.3.7.2$Linux_X86_64 LibreOffice_project/30$Build-2</meta:generator>
  </office:meta>
</office:document-meta>
</file>